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94cm" fo:margin-right="0cm" fo:text-indent="0cm" style:auto-text-indent="false"/>
    </style:style>
    <style:style style:name="P7" style:family="paragraph" style:parent-style-name="Standard">
      <style:paragraph-properties fo:margin-left="1.94cm" fo:margin-right="0cm" fo:text-indent="0cm" style:auto-text-indent="false"/>
      <style:text-properties officeooo:paragraph-rsid="0009176d"/>
    </style:style>
    <style:style style:name="P8" style:family="paragraph" style:parent-style-name="Standard">
      <style:paragraph-properties fo:margin-left="1.94cm" fo:margin-right="0cm" fo:text-indent="0cm" style:auto-text-indent="false"/>
      <style:text-properties officeooo:rsid="0009176d" officeooo:paragraph-rsid="0009176d"/>
    </style:style>
    <style:style style:name="P9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0" style:family="paragraph" style:parent-style-name="Standard">
      <style:paragraph-properties fo:margin-left="1.94cm" fo:margin-right="0cm" fo:text-indent="0cm" style:auto-text-indent="false" fo:padding="0.049cm" fo:border="0.06pt solid #000000" style:shadow="#808080 0.18cm 0.18cm"/>
      <style:text-properties style:font-name="Courier 10 Pitch" officeooo:paragraph-rsid="0009176d"/>
    </style:style>
    <style:style style:name="P11" style:family="paragraph" style:parent-style-name="Heading_20_2">
      <style:text-properties officeooo:paragraph-rsid="0009176d"/>
    </style:style>
    <style:style style:name="P12" style:family="paragraph" style:parent-style-name="question" style:list-style-name="Numbering_20_1">
      <style:text-properties officeooo:paragraph-rsid="0009176d"/>
    </style:style>
    <style:style style:name="P13" style:family="paragraph" style:parent-style-name="question">
      <style:text-properties officeooo:paragraph-rsid="0009176d"/>
    </style:style>
    <style:style style:name="P14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9176d"/>
    </style:style>
    <style:style style:name="T4" style:family="text">
      <style:text-properties officeooo:rsid="000ac740"/>
    </style:style>
    <style:style style:name="T5" style:family="text">
      <style:text-properties officeooo:rsid="000baed5"/>
    </style:style>
    <style:style style:name="T6" style:family="text">
      <style:text-properties officeooo:rsid="000d5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4" text:outline-level="4">S<text:span text:style-name="T5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Accès aux fichiers en C</text:p>
          </table:table-cell>
        </table:table-row>
        <table:table-row table:style-name="Tableau1.2">
          <table:table-cell table:style-name="Tableau1.A2" office:value-type="string">
            <text:p text:style-name="P2">~ Travaux pratiques les E/S Fichiers</text:p>
          </table:table-cell>
        </table:table-row>
      </table:table>
      <text:p text:style-name="P4">Gestionnaire</text:p>
      <text:h text:style-name="Heading_20_1" text:outline-level="1">Mise en situation</text:h>
      <text:p text:style-name="P3">La personne en charge du complexe sportif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p text:style-name="P3">De plus, elle doit pouvoir charger ou sauvegarder l'ensemble des fiches dans un fichier.</text:p>
      <text:h text:style-name="Heading_20_1" text:outline-level="1">Fonctionnement de l'application</text:h>
      <text:p text:style-name="P5">Les différentes fonctionnalités seront proposées sous forme de menu.</text:p>
      <text:p text:style-name="P5">Au lancement de l'application, cette dernière devra charger les adhérents du fichier d'adhérents.</text:p>
      <text:p text:style-name="P5">Si aucune fiche n'est présente, seuls les choix « Ajouter » et « Quitter » devront apparaître.</text:p>
      <text:p text:style-name="P5"/>
      <text:h text:style-name="Heading_20_1" text:outline-level="1">Mise en oeuvre</text:h>
      <text:h text:style-name="P11" text:outline-level="2">Sauvegarde des fiches</text:h>
      <text:p text:style-name="P7">La fonction de sauvegarde des fiches possède le prototype suivant :</text:p>
      <text:p text:style-name="P10">void sauvegardeAdherents(<text:span text:style-name="T6">typeA</text:span>dherent *tab[ ], int nbAdherent);</text:p>
      <text:p text:style-name="P8">Elle va sauvegarder dans un fichier l'ensemble des fiches des adhérents.</text:p>
      <text:p text:style-name="P8">Le chemin et le nom du fichier des adhérents seront mis en tant que constante.</text:p>
      <text:list xml:id="list1223440154923404605" text:style-name="Numbering_20_1">
        <text:list-item>
          <text:p text:style-name="P12"><text:s/>Quel <text:span text:style-name="T4">mode</text:span> d'<text:span text:style-name="T4">écriture dans le </text:span>fichier allez-vous utiliser ? Pourquoi ?</text:p>
        </text:list-item>
        <text:list-item>
          <text:p text:style-name="P13"><text:s/>Codez la fonction <text:span text:style-name="T2">sauvegardeAdherents</text:span>.</text:p>
        </text:list-item>
      </text:list>
      <text:p text:style-name="Standard"/>
      <text:h text:style-name="Heading_20_2" text:outline-level="2">Chargement des fiches</text:h>
      <text:p text:style-name="P6">la fonction de chargement possède le prototype suivant:</text:p>
      <text:p text:style-name="P9">int chargeAdherents(<text:span text:style-name="T6">typeA</text:span>dherent *tab[ ]);</text:p>
      <text:p text:style-name="P6">La fonction va mettre à jour le tableau d'adhérents <text:span text:style-name="T1">tab</text:span> et retourner le nombre d'adhérents présents dans le tableau <text:span text:style-name="T3">(le nombre d'adhérents lut dans le fichier)</text:span>.</text:p>
      <text:p text:style-name="P6"/>
      <text:list xml:id="list75905080142355" text:continue-numbering="true" text:style-name="Numbering_20_1">
        <text:list-item>
          <text:p text:style-name="question">Codez la fonction <text:span text:style-name="T2">chargeAdherents</text:span>. <text:span text:style-name="T3">(attention à l'emplacement mémoire où les adhérents seront stockés).</text:span></text:p>
        </text:list-item>
      </text:list>
      <text:p text:style-name="Standard"/>
      <text:p text:style-name="Standard"/>
      <text:h text:style-name="Heading_20_2" text:outline-level="2">Application finale</text:h>
      <text:list xml:id="list75905375651038" text:continue-numbering="true" text:style-name="Numbering_20_1">
        <text:list-item>
          <text:p text:style-name="question">Modifiez votre programme principal pour que ce dernier charge le fichier des adhérents au lancement de l'application et sauvegarde ce dernier lorsque l'on quitte l'application (il demandera une confirmation avant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25T07:59:04.184402803</dc:date>
    <dc:language>en-US</dc:language>
    <meta:editing-cycles>46</meta:editing-cycles>
    <meta:editing-duration>PT17H34M20S</meta:editing-duration>
    <meta:document-statistic meta:table-count="1" meta:image-count="0" meta:object-count="0" meta:page-count="1" meta:paragraph-count="29" meta:word-count="268" meta:character-count="1763" meta:non-whitespace-character-count="1531"/>
    <meta:user-defined meta:name="Info 1"/>
    <meta:user-defined meta:name="Info 2"/>
    <meta:user-defined meta:name="Info 3"/>
    <meta:user-defined meta:name="Info 4"/>
  </office:meta>
</office:document-meta>
</file>